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18, 1893</text:p>
      <text:p text:style-name="P5">Month<text:tab/><text:tab/><text:tab/><text:tab/><text:tab/><text:tab/>Ma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Philadelphia, May 18, 1893./</text:p>
      <text:p text:style-name="P2">Honorable Joseph Blumenthal,/</text:p>
      <text:p text:style-name="P2">My dear Sir:/</text:p>
      <text:p text:style-name="P2"><text:tab/>Last week I sent to your address a check/ drawn by Mr. Jacob Rothschild. <text:s/>Now you will find enclosed/ various checks, and two notes, amounting altogether to three/ hundred dollars, irrespective of twenty five daollars[sic!], which/ Mr. E. L. Rothschild very kindly donates to the library. <text:s/>Mr./ Rothschild is entitled to much praise for his indefatigable-/ness. <text:s/>He tells me that the collection has come up to $1150/ and he is still active in soliciting more subscriptions. <text:s/>We/ must make some efforts to purchase books. <text:s/>I left with Dr./ Joffe a catalogue, by no means complete, but, which I am told,/ has many volumes that can be bought at an exceedingly reduced/ rate./</text:p>
      <text:p text:style-name="P2"><text:soft-page-break/><text:tab/>When collecting will have stopped, yourself/ and colleagues may deem it advisable to let our Philadelphia/ brethren know that their generosity has considerably benefitted[sic!]/ the cause, by participating in the work of liquidating the debt/ on the building. <text:s/>I have been <text:s/>promised some donations for the/ library, and I will let you have them as soon as received./</text:p>
      <text:p text:style-name="P2"><text:tab/>The Junior class requested to be allowed to/ absent themselves from the Seminary, while preparing for the/ examination of their secular studies. <text:s/>I agreed, urging stronger/ endeavors hereafter to gain sacred knowledge. <text:s/>I was pleased that/ Levine did not undertake teaching yet awhile, though I commend/ his wish to earn something by his efforts. <text:s/>I read with satisfac-/tion his letter to his brother on the occasion when the latter/ became Bar Mitzvah. <text:s/>I hope that Joseph Hertz will do himself/ and us all credit during the ensuing holidays. <text:s/>D. Wittenberg/ might soon follow, if he were further advanced in secular stud-/ies. <text:s/>I am glad that he is now in our building. <text:s/>Wishing you/ a gladsome festival, I remain/ Yours truly,/ S. Morais./</text:p>
      <text:p text:style-name="P2">P.S. <text:s/>As soon as I can run over, we will appoint a day in June/ for the examination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1:14:51.81</meta:creation-date>
    <dc:date>2011-12-14T11:26:26.88</dc:date>
    <dc:creator>Penn Libraries</dc:creator>
    <meta:editing-duration>PT00H11M3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488" meta:character-count="3219"/>
  </office:meta>
</office:document-meta>
</file>